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 style:shadow="none"/>
    </style:style>
    <style:style style:name="Tabla2.A" style:family="table-column">
      <style:table-column-properties style:column-width="3.399cm" style:rel-column-width="13107*"/>
    </style:style>
    <style:style style:name="Tabla2.C" style:family="table-column">
      <style:table-column-properties style:column-width="1.7cm" style:rel-column-width="6553*"/>
    </style:style>
    <style:style style:name="Tabla2.D" style:family="table-column">
      <style:table-column-properties style:column-width="1.7cm" style:rel-column-width="6554*"/>
    </style:style>
    <style:style style:name="Tabla2.1" style:family="table-row">
      <style:table-row-properties style:min-row-height="0.416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2.F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288cm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3" style:family="table-row">
      <style:table-row-properties style:min-row-height="0.624cm"/>
    </style:style>
    <style:style style:name="Tabla2.A3" style:family="table-cell">
      <style:table-cell-properties fo:padding="0.097cm" fo:border-left="0.002cm solid #000000" fo:border-right="none" fo:border-top="none" fo:border-bottom="none"/>
    </style:style>
    <style:style style:name="Tabla2.B3" style:family="table-cell">
      <style:table-cell-properties style:vertical-align="middle" fo:padding="0.097cm" fo:border-left="0.002cm solid #000000" fo:border-right="none" fo:border-top="none" fo:border-bottom="none"/>
    </style:style>
    <style:style style:name="Tabla2.F3" style:family="table-cell">
      <style:table-cell-properties fo:padding="0.097cm" fo:border-left="0.002cm solid #000000" fo:border-right="0.002cm solid #000000" fo:border-top="none" fo:border-bottom="none"/>
    </style:style>
    <style:style style:name="Tabla2.4" style:family="table-row">
      <style:table-row-properties style:min-row-height="0.143cm"/>
    </style:style>
    <style:style style:name="Tabla2.D5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language="es" fo:country="ES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text-properties style:font-name="Arial"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list-style-name="L1">
      <style:text-properties style:font-name="Arial"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1">
      <style:text-properties style:font-name="Arial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end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text-properties style:font-name="Arial" fo:language="es" fo:country="ES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es" fo:country="ES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-asian="Andale Sans UI" style:font-name-complex="Tahom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Empresa</text:p>
      <text:p text:style-name="P2"/>
      <text:list xml:id="list563501225941862932" text:style-name="L1">
        <text:list-item>
          <text:p text:style-name="P3">La idea</text:p>
        </text:list-item>
      </text:list>
      <text:p text:style-name="P4"><text:tab/><text:span text:style-name="T1">Un escaperoom de Tenet.</text:span></text:p>
      <text:p text:style-name="P2"><text:span text:style-name="T1"/></text:p>
      <text:list xml:id="list34467789" text:continue-numbering="true" text:style-name="L1">
        <text:list-item>
          <text:p text:style-name="P3">Tipo de idea</text:p>
          <text:p text:style-name="P8">Introducir la premisa de la película de ir atrás en el tiempo, usando cámaras que enseñen eso a los jugadores.</text:p>
          <text:p text:style-name="P8"/>
        </text:list-item>
        <text:list-item>
          <text:p text:style-name="P3">Origen de idea</text:p>
        </text:list-item>
      </text:list>
      <text:p text:style-name="P4"><text:tab/><text:span text:style-name="T1">Fan de los escaperooms y la película, ya que no hay ninguno basado en esta <text:tab/>película.</text:span></text:p>
      <text:p text:style-name="P2"><text:span text:style-name="T1"/></text:p>
      <text:list xml:id="list34464117" text:continue-numbering="true" text:style-name="L1">
        <text:list-item>
          <text:p text:style-name="P3">Sector emergente</text:p>
          <text:p text:style-name="P8">Se engloba en el sector de los escaperooms que es muy joven a día de hoy.</text:p>
          <text:p text:style-name="P6"/>
        </text:list-item>
        <text:list-item>
          <text:p text:style-name="P3">Cambio social que la propicia</text:p>
        </text:list-item>
      </text:list>
      <text:p text:style-name="P7"><text:tab/>Con el Covid-19 es un sector bastante más seguro de ocio que muchos otros, ya <text:tab/>que las salas se desinfectan después de cada sesión.<text:tab/></text:p>
      <text:p text:style-name="P7"/>
      <text:list xml:id="list34474195" text:continue-numbering="true" text:style-name="L1">
        <text:list-item>
          <text:p text:style-name="P3">Factores diferenciadores</text:p>
        </text:list-item>
      </text:list>
      <text:list xml:id="list1200466309433267774" text:style-name="L2">
        <text:list-item>
          <text:p text:style-name="P5">Factor técnico:<text:span text:style-name="T1"> Que sea una experiencia única y positiva para los jugadores.</text:span></text:p>
        </text:list-item>
        <text:list-item>
          <text:p text:style-name="P5">Factor estético:<text:span text:style-name="T1"> Ambientado en Tenet.</text:span></text:p>
        </text:list-item>
      </text:list>
      <text:p text:style-name="P2"/>
      <text:list xml:id="list34455218" text:continue-list="list34474195" text:style-name="L1">
        <text:list-item>
          <text:p text:style-name="P3">Lienzo canvas</text:p>
        </text:list-item>
      </text:list>
      <text:p text:style-name="P2"><text:tab/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A" table:number-columns-repeated="2"/>
        <table:table-row table:style-name="Tabla2.1">
          <table:table-cell table:style-name="Tabla2.A1" office:value-type="string">
            <text:p text:style-name="P11">Problema</text:p>
          </table:table-cell>
          <table:table-cell table:style-name="Tabla2.A1" office:value-type="string">
            <text:p text:style-name="P11">Solución</text:p>
          </table:table-cell>
          <table:table-cell table:style-name="Tabla2.A1" table:number-columns-spanned="2" office:value-type="string">
            <text:p text:style-name="P11">Proposición de valor única</text:p>
          </table:table-cell>
          <table:covered-table-cell/>
          <table:table-cell table:style-name="Tabla2.A1" office:value-type="string">
            <text:p text:style-name="P11">Ventaja especial</text:p>
          </table:table-cell>
          <table:table-cell table:style-name="Tabla2.F1" office:value-type="string">
            <text:p text:style-name="P11">Segmento de clientes</text:p>
          </table:table-cell>
        </table:table-row>
        <table:table-row table:style-name="Tabla2.2">
          <table:table-cell table:style-name="Tabla2.A2" table:number-rows-spanned="3" office:value-type="string">
            <text:p text:style-name="P12"><text:span text:style-name="T2">●</text:span><text:span text:style-name="T3"> Pocas opciones de ocio seguro</text:span></text:p>
            <text:p text:style-name="P12"><text:span text:style-name="T2">● Covid</text:span></text:p>
          </table:table-cell>
          <table:table-cell table:style-name="Tabla2.A2" office:value-type="string">
            <text:p text:style-name="P12"><text:span text:style-name="T2">● Divertido</text:span></text:p>
            <text:p text:style-name="P12"><text:span text:style-name="T2">● Único</text:span></text:p>
            <text:p text:style-name="P12"><text:span text:style-name="T2">● Espectacular</text:span></text:p>
          </table:table-cell>
          <table:table-cell table:style-name="Tabla2.A2" table:number-rows-spanned="3" table:number-columns-spanned="2" office:value-type="string">
            <text:p text:style-name="P12"><text:span text:style-name="T2">● Ocio seguro</text:span></text:p>
          </table:table-cell>
          <table:covered-table-cell/>
          <table:table-cell table:style-name="Tabla2.A2" office:value-type="string">
            <text:p text:style-name="P12"><text:span text:style-name="T2">● Localización</text:span></text:p>
            <text:p text:style-name="P12"><text:span text:style-name="T2">● Párking</text:span></text:p>
          </table:table-cell>
          <table:table-cell table:style-name="Tabla2.F2" table:number-rows-spanned="3" office:value-type="string">
            <text:p text:style-name="P13"><text:span text:style-name="T2">● Fans de escaperooms</text:span></text:p>
            <text:p text:style-name="P13"><text:span text:style-name="T2">●Fans de Tenet</text:span></text:p>
          </table:table-cell>
        </table:table-row>
        <table:table-row table:style-name="Tabla2.3">
          <table:covered-table-cell/>
          <table:table-cell table:style-name="Tabla2.B3" office:value-type="string">
            <text:p text:style-name="P11">Métricas Clave</text:p>
          </table:table-cell>
          <table:covered-table-cell/>
          <table:covered-table-cell/>
          <table:table-cell table:style-name="Tabla2.B3" office:value-type="string">
            <text:p text:style-name="P11">Canales</text:p>
          </table:table-cell>
          <table:covered-table-cell/>
        </table:table-row>
        <table:table-row table:style-name="Tabla2.4">
          <table:covered-table-cell/>
          <table:table-cell table:style-name="Tabla2.A2" office:value-type="string">
            <text:p text:style-name="P12"><text:span text:style-name="T2">● Reservas</text:span></text:p>
          </table:table-cell>
          <table:covered-table-cell/>
          <table:covered-table-cell/>
          <table:table-cell table:style-name="Tabla2.A2" office:value-type="string">
            <text:p text:style-name="P12"><text:span text:style-name="T2">● Internet</text:span></text:p>
            <text:p text:style-name="P12"><text:span text:style-name="T2">● Contacto con otros escaperoom</text:span></text:p>
            <text:p text:style-name="P12"><text:span text:style-name="T2">● Participar en eventos</text:span></text:p>
          </table:table-cell>
          <table:covered-table-cell/>
        </table:table-row>
        <table:table-row>
          <table:table-cell table:style-name="Tabla2.B3" table:number-columns-spanned="3" office:value-type="string">
            <text:p text:style-name="P11">Estructura de costes</text:p>
          </table:table-cell>
          <table:covered-table-cell/>
          <table:covered-table-cell/>
          <table:table-cell table:style-name="Tabla2.D5" table:number-columns-spanned="3" office:value-type="string">
            <text:p text:style-name="P11">Flujo de ingresos</text:p>
          </table:table-cell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12"><text:span text:style-name="T2">● Alquiler del local</text:span></text:p>
            <text:p text:style-name="P12"><text:span text:style-name="T2">● Puesta en marcha del sistema</text:span></text:p>
            <text:p text:style-name="P12"><text:span text:style-name="T2">● Mejora del espectáculo</text:span></text:p>
            <text:p text:style-name="P12"><text:span text:style-name="T2">● Web</text:span></text:p>
          </table:table-cell>
          <table:covered-table-cell/>
          <table:covered-table-cell/>
          <table:table-cell table:style-name="Tabla2.F2" table:number-columns-spanned="3" office:value-type="string">
            <text:p text:style-name="P12"><text:span text:style-name="T2">● Espectáculo para los clientes</text:span></text:p>
          </table:table-cell>
          <table:covered-table-cell/>
          <table:covered-table-cell/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AWS1 EIE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48S</meta:editing-duration>
    <meta:editing-cycles>8</meta:editing-cycles>
    <meta:generator>OpenOffice/4.1.3$Win32 OpenOffice.org_project/413m1$Build-9783</meta:generator>
    <dc:date>2020-10-31T14:25:29.58</dc:date>
    <dc:creator>Carlos Guillermo Valenzuela García</dc:creator>
    <meta:document-statistic meta:table-count="2" meta:image-count="0" meta:object-count="0" meta:page-count="1" meta:paragraph-count="46" meta:word-count="217" meta:character-count="1189"/>
    <meta:user-defined meta:name="Info 1"/>
    <meta:user-defined meta:name="Info 2"/>
    <meta:user-defined meta:name="Info 3"/>
    <meta:user-defined meta:name="Info 4"/>
  </office:meta>
</office:document-meta>
</file>